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dos_pa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Descartados </text:p>
          </table:table-cell>
          <table:table-cell office:value-type="string" calcext:value-type="string">
            <text:p>Obitos</text:p>
          </table:table-cell>
          <table:table-cell office:value-type="string" calcext:value-type="string">
            <text:p>Novos Suspeitos</text:p>
          </table:table-cell>
          <table:table-cell office:value-type="string" calcext:value-type="string">
            <text:p>Internados</text:p>
          </table:table-cell>
          <table:table-cell office:value-type="string" calcext:value-type="string">
            <text:p>Curados</text:p>
          </table:table-cell>
        </table:table-row>
        <table:table-row table:style-name="ro1">
          <table:table-cell table:style-name="ce2" office:value-type="string" calcext:value-type="string">
            <text:p>23/03/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5/03/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] - ([.B2]-(([.C3]-[.C2])+([.D3]-[.D2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6/03/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4] - ([.B3]-(([.C4]-[.C3])+([.D4]-[.D3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7/03/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5] - ([.B4]-(([.C5]-[.C4])+([.D5]-[.D4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1/03/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] - ([.B5]-(([.C6]-[.C5])+([.D6]-[.D5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/04/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7] - ([.B6]-(([.C7]-[.C6])+([.D7]-[.D6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2/04/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8] - ([.B7]-(([.C8]-[.C7])+([.D8]-[.D7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3/04/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9] - ([.B8]-(([.C9]-[.C8])+([.D9]-[.D8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6/04/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0] - ([.B9]-(([.C10]-[.C9])+([.D10]-[.D9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8/04/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1] - ([.B10]-(([.C11]-[.C10])+([.D11]-[.D10])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2] - ([.B11]-(([.C12]-[.C11])+([.D12]-[.D11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3/04/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13] - ([.B12]-(([.C13]-[.C12])+([.D13]-[.D12])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14] - ([.B13]-(([.C14]-[.C13])+([.D14]-[.D13]))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/04/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B15] - ([.B14]-(([.C15]-[.C14])+([.D15]-[.D14])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/04/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B16] - ([.B15]-(([.C16]-[.C15])+([.D16]-[.D15])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7/04/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17] - ([.B16]-(([.C17]-[.C16])+([.D17]-[.D16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/04/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B18] - ([.B17]-(([.C18]-[.C17])+([.D18]-[.D17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2/04/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B19] - ([.B18]-(([.C19]-[.C18])+([.D19]-[.D18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3/04/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B20] - ([.B19]-(([.C20]-[.C19])+([.D20]-[.D19])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4/04/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B21] - ([.B20]-(([.C21]-[.C20])+([.D21]-[.D20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7/04/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B22] - ([.B21]-(([.C22]-[.C21])+([.D22]-[.D21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8/04/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23] - ([.B22]-(([.C23]-[.C22])+([.D23]-[.D22])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9/04/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B24] - ([.B23]-(([.C24]-[.C23])+([.D24]-[.D23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4/05/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B25] - ([.B24]-(([.C25]-[.C24])+([.D25]-[.D24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5/05/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B26] - ([.B25]-(([.C26]-[.C25])+([.D26]-[.D25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6/05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B27] - ([.B26]-(([.C27]-[.C26])+([.D27]-[.D2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7/05/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B28] - ([.B27]-(([.C28]-[.C27])+([.D28]-[.D27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8/05/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B29] - ([.B28]-(([.C29]-[.C28])+([.D29]-[.D28])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1/05/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30] - ([.B29]-(([.C30]-[.C29])+([.D30]-[.D29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2/05/2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31] - ([.B30]-(([.C31]-[.C30])+([.D31]-[.D30])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3/05/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[.B32] - ([.B31]-(([.C32]-[.C31])+([.D32]-[.D31])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4/05/2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B33] - ([.B32]-(([.C33]-[.C32])+([.D33]-[.D32])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/05/2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[.B34] - ([.B33]-(([.C34]-[.C33])+([.D34]-[.D33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8/05/2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B35] - ([.B34]-(([.C35]-[.C34])+([.D35]-[.D34])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9/05/2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[.B36] - ([.B35]-(([.C36]-[.C35])+([.D36]-[.D35])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/05/2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B37] - ([.B36]-(([.C37]-[.C36])+([.D37]-[.D36])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1/05/2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formula="of:=[.B38] - ([.B37]-(([.C38]-[.C37])+([.D38]-[.D37])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2/05/2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B39] - ([.B38]-(([.C39]-[.C38])+([.D39]-[.D38])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5/05/2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B40] - ([.B39]-(([.C40]-[.C39])+([.D40]-[.D39])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6/05/2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B41] - ([.B40]-(([.C41]-[.C40])+([.D41]-[.D40])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7/05/2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[.B42] - ([.B41]-(([.C42]-[.C41])+([.D42]-[.D41])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8/05/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B43] - ([.B42]-(([.C43]-[.C42])+([.D43]-[.D42])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9/05/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B44] - ([.B43]-(([.C44]-[.C43])+([.D44]-[.D43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1/06/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B45] - ([.B44]-(([.C45]-[.C44])+([.D45]-[.D44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2/06/2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B46] - ([.B45]-(([.C46]-[.C45])+([.D46]-[.D45])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3/06/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B47] - ([.B46]-(([.C47]-[.C46])+([.D47]-[.D46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4/06/2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B48] - ([.B47]-(([.C48]-[.C47])+([.D48]-[.D47])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5/06/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B49] - ([.B48]-(([.C49]-[.C48])+([.D49]-[.D48])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8/06/2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B50] - ([.B49]-(([.C50]-[.C49])+([.D50]-[.D49])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9/06/2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table:formula="of:=[.B51] - ([.B50]-(([.C51]-[.C50])+([.D51]-[.D50]))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0" calcext:value-type="date">
            <text:p>10/06/2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table:formula="of:=[.B52] - ([.B51]-(([.C52]-[.C51])+([.D52]-[.D51])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2" calcext:value-type="date">
            <text:p>12/06/2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formula="of:=[.B53] - ([.B52]-(([.C53]-[.C52])+([.D53]-[.D52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5" calcext:value-type="date">
            <text:p>15/06/2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formula="of:=[.B54] - ([.B53]-(([.C54]-[.C53])+([.D54]-[.D53])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6" calcext:value-type="date">
            <text:p>16/06/20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formula="of:=[.B55] - ([.B54]-(([.C55]-[.C54])+([.D55]-[.D54]))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2:36:44.534927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12:36:51.693446895</dc:date>
    <meta:editing-duration>PT11M49S</meta:editing-duration>
    <meta:editing-cycles>5</meta:editing-cycles>
    <meta:generator>LibreOffice/6.0.7.3$Linux_X86_64 LibreOffice_project/00m0$Build-3</meta:generator>
    <meta:document-statistic meta:table-count="1" meta:cell-count="333" meta:object-count="0"/>
  </office:meta>
</office:document-meta>
</file>